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e4035" officeooo:paragraph-rsid="001e4035"/>
    </style:style>
    <style:style style:name="P2" style:family="paragraph" style:parent-style-name="Text_20_body">
      <style:text-properties officeooo:rsid="001fcc2d" officeooo:paragraph-rsid="001fcc2d"/>
    </style:style>
    <style:style style:name="P3" style:family="paragraph" style:parent-style-name="Text_20_body">
      <style:text-properties officeooo:rsid="0021a01a" officeooo:paragraph-rsid="0021a01a"/>
    </style:style>
    <style:style style:name="P4" style:family="paragraph" style:parent-style-name="Text_20_body" style:list-style-name="L1">
      <style:text-properties officeooo:rsid="0021a01a" officeooo:paragraph-rsid="0021a01a"/>
    </style:style>
    <style:style style:name="T1" style:family="text">
      <style:text-properties officeooo:rsid="001fcc2d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1fcc2d" fo:background-color="#fff200" loext:char-shading-value="0"/>
    </style:style>
    <style:style style:name="T4" style:family="text">
      <style:text-properties fo:background-color="#fff2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Universo de discurso</text:p>
      <text:p text:style-name="P1">Se requiere un sistema que permita almacenar la información de los <text:span text:style-name="T2">blog</text:span><text:span text:style-name="T3">s</text:span> de diferentes <text:span text:style-name="T2">usuarios.</text:span></text:p>
      <text:p text:style-name="P1">Este sistema permitirá a las personas conocer nuestro distintos <text:span text:style-name="T2">blogs</text:span> <text:span text:style-name="T1">con su distintas </text:span><text:span text:style-name="T3">categorías.</text:span></text:p>
      <text:p text:style-name="P1">Los <text:span text:style-name="T2">usuarios</text:span> se registrarán en el sistema con su nombre de usuario, email, contraseña y podrán crear los <text:span text:style-name="T2">blogs</text:span>, colocando le un titulo, una descripción, un contenidos y la imágenes destacadas.</text:p>
      <text:p text:style-name="P1">Desde la aplicación los <text:span text:style-name="T4">usu</text:span><text:span text:style-name="T2">ario</text:span> podrán <text:span text:style-name="T4">comentar</text:span> los blog y <text:span text:style-name="T4">responder</text:span> a comentarios de otro usuario y responder a la respuestas de sus <text:span text:style-name="T4">comentarios.</text:span> También podrán darle si le <text:span text:style-name="T4">gusta</text:span> <text:s/>o no un blog pero solo podrá votar una sola vez por usuario.</text:p>
      <text:p text:style-name="P2">Se deben guardar el <text:span text:style-name="T4">histórico</text:span> de los registro de los <text:span text:style-name="T4">usuarios</text:span>. Creación, cambio de <text:span text:style-name="T4">blogs </text:span><text:s text:c="2"/>y de categorías.</text:p>
      <text:p text:style-name="P3">Entidades:</text:p>
      <text:list xml:id="list2644939968" text:style-name="L1">
        <text:list-item>
          <text:p text:style-name="P4">blogs</text:p>
        </text:list-item>
        <text:list-item>
          <text:p text:style-name="P4">categorías</text:p>
        </text:list-item>
        <text:list-item>
          <text:p text:style-name="P4">Usuarios</text:p>
        </text:list-item>
        <text:list-item>
          <text:p text:style-name="P4">Comentarios</text:p>
        </text:list-item>
        <text:list-item>
          <text:p text:style-name="P4">respuesta_Comentarios</text:p>
        </text:list-item>
        <text:list-item>
          <text:p text:style-name="P4">Historic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5:51:56.498607943</meta:creation-date>
    <dc:date>2019-01-22T16:17:29.599829269</dc:date>
    <meta:editing-duration>PT3M33S</meta:editing-duration>
    <meta:editing-cycles>1</meta:editing-cycles>
    <meta:document-statistic meta:table-count="0" meta:image-count="0" meta:object-count="0" meta:page-count="1" meta:paragraph-count="13" meta:word-count="137" meta:character-count="835" meta:non-whitespace-character-count="714"/>
    <meta:generator>LibreOffice/6.0.7.3$Linux_X86_64 LibreOffice_project/00m0$Build-3</meta:generator>
  </office:meta>
</office:document-meta>
</file>